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2" office:value-type="string" calcext:value-type="string">
            <text:p>318707</text:p>
          </table:table-cell>
          <table:table-cell table:style-name="ce5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284.22</text:p>
          </table:table-cell>
          <table:table-cell table:number-columns-repeated="999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.00.0000</text:date>, <text:time style:data-style-name="N2" text:time-value="23:06:01.3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1T22:30:56.815000000</dc:date>
    <meta:editing-duration>P9DT20H46M54S</meta:editing-duration>
    <meta:editing-cycles>4344</meta:editing-cycles>
    <meta:document-statistic meta:table-count="6" meta:cell-count="12028" meta:object-count="0"/>
    <meta:user-defined meta:name="qrichtext">1</meta:user-defined>
  </office:meta>
</office:document-meta>
</file>